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elvetica" svg:font-family="Helvetica"/>
    <style:font-face style:name="StarSymbol" svg:font-family="StarSymbol"/>
    <style:font-face style:name="Times" svg:font-family="Times"/>
    <style:font-face style:name="Courier New" svg:font-family="'Courier New'" style:font-family-generic="modern" style:font-pitch="fixed"/>
    <style:font-face style:name="DejaVu Sans" svg:font-family="'DejaVu Sans'" style:font-family-generic="system" style:font-pitch="variable"/>
  </office:font-face-decls>
  <office:automatic-styles>
    <style:style style:name="P1" style:family="paragraph" style:parent-style-name="Text_20_body" style:list-style-name="L7"/>
    <style:style style:name="P2" style:family="paragraph" style:parent-style-name="Text_20_body" style:list-style-name="L1">
      <style:paragraph-properties fo:margin-top="0cm" fo:margin-bottom="0cm"/>
    </style:style>
    <style:style style:name="P3" style:family="paragraph" style:parent-style-name="Text_20_body" style:list-style-name="L2">
      <style:paragraph-properties fo:margin-top="0cm" fo:margin-bottom="0cm"/>
    </style:style>
    <style:style style:name="P4" style:family="paragraph" style:parent-style-name="Text_20_body" style:list-style-name="L3">
      <style:paragraph-properties fo:margin-top="0cm" fo:margin-bottom="0cm"/>
    </style:style>
    <style:style style:name="P5" style:family="paragraph" style:parent-style-name="Text_20_body" style:list-style-name="L4">
      <style:paragraph-properties fo:margin-top="0cm" fo:margin-bottom="0cm"/>
    </style:style>
    <style:style style:name="P6" style:family="paragraph" style:parent-style-name="Text_20_body" style:list-style-name="L5">
      <style:paragraph-properties fo:margin-top="0cm" fo:margin-bottom="0cm"/>
    </style:style>
    <style:style style:name="P7" style:family="paragraph" style:parent-style-name="Text_20_body" style:list-style-name="L6">
      <style:paragraph-properties fo:margin-top="0cm" fo:margin-bottom="0cm"/>
    </style:style>
    <text:list-style style:name="L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xygenOffice Professional 2.4.0 is ready for Download! (Always BETA*)</text:p>
      <text:p text:style-name="Standard"/>
      <text:p text:style-name="Standard">OxygenOffice Professional 2.4.0 - Extended, open and free</text:p>
      <text:p text:style-name="Standard">(formerly known as OpenOffice.org Premium)</text:p>
      <text:p text:style-name="Standard"/>
      <text:p text:style-name="Standard"/>
      <text:p text:style-name="Standard">Get more. Do more.</text:p>
      <text:p text:style-name="Standard"/>
      <text:p text:style-name="Standard"/>
      <text:p text:style-name="Standard">About OxygenOffice Professional</text:p>
      <text:p text:style-name="Standard"/>
      <text:p text:style-name="Standard">OxygenOffice Professional is a free and open source enhancement of official OpenOffice.org. The OxygenOffice Professional Team has modified the source of OpenOffice.org and bundled lot of extras with it. Here are just a few of the extras you get with OxygenOffice Professional:</text:p>
      <text:p text:style-name="Standard">More than 3,400 graphics are included, both clip art and photos. These pictures are integrated into the gallery and can easily be placed into any OxygenOffice document. Several templates and sample documents are included, as well as over 90 fonts. The extras are integrated by default in the installation of OxygenOffice Professional, but they are optional, so the user can decide what parts to include and what parts to leave out. These extra templates, fonts, and graphics are free for both personal and professional use. Additional tools like OOoWikipedia, which can search the free on-line encyclopedia Wikipedia, are also included. An enhanced help menu, additional User's Manual, and the enabled extended tips are great to help beginners get started using OxygenOffice Professional. Moreover you can use more predefined gradients, colors and other useful element. The current version is able to run VBA (Visual Basic for Applications) from Excel documents in Calc (under development) and also you can import Office Open XML (Microsoft Office 2007), Works, WordPerfect files and T602 documents also you can import WordPerfect Graphics graphical files too.</text:p>
      <text:p text:style-name="Standard"/>
      <text:p text:style-name="Standard">Also many cool features:</text:p>
      <text:list text:style-name="L1">
        <text:list-item>
          <text:p text:style-name="P2">Enhanced SVG inport capabilities </text:p>
        </text:list-item>
      </text:list>
      <text:list text:style-name="L2">
        <text:list-item>
          <text:p text:style-name="P3">Improved EMF rendering </text:p>
        </text:list-item>
      </text:list>
      <text:list text:style-name="L3">
        <text:list-item>
          <text:p text:style-name="P4">Enhanced performance </text:p>
        </text:list-item>
      </text:list>
      <text:list text:style-name="L4">
        <text:list-item>
          <text:p text:style-name="P5">Calc solver </text:p>
        </text:list-item>
      </text:list>
      <text:list text:style-name="L5">
        <text:list-item>
          <text:p text:style-name="P6">Gstreamer multimedia integration for Linux operating systems </text:p>
        </text:list-item>
      </text:list>
      <text:list text:style-name="L6">
        <text:list-item>
          <text:p text:style-name="P7">3D Impress effects for Linux (Windows support arrives in 3.0) </text:p>
        </text:list-item>
      </text:list>
      <text:list text:style-name="L7">
        <text:list-item>
          <text:p text:style-name="P1">And many more smaller improvments</text:p>
        </text:list-item>
      </text:list>
      <text:p text:style-name="Text_20_body"/>
      <text:p text:style-name="Standard">More information about OxygenOffice Professional:</text:p>
      <text:p text:style-name="Standard"><text:a xlink:type="simple" xlink:href="http://ooop.sf.net/">http://ooop.sf.net/</text:a></text:p>
      <text:p text:style-name="Standard"/>
      <text:p text:style-name="Standard">OxygenOffice Professional is based on OpenOffice.org 2.4.0 <text:s/>This latest and greatest version has new functions like enhanced PDF management and direct export to LaTex and MediWiki. The OxygenOffice Professional team of international developers changed the name of the project , (which was formerly known as OpenOffice.org Premium), to simplify things and point out that this project is independent from the OpenOffice.org project. <text:s/>Our team loves and supports the OpenOffice.org project, and did not want to cause any potential confusion.</text:p>
      <text:p text:style-name="Standard"/>
      <text:p text:style-name="Standard">More information about OpenOffice.org:</text:p>
      <text:p text:style-name="Standard"><text:a xlink:type="simple" xlink:href="http://www.openoffice.org/">http://www.openoffice.org/</text:a></text:p>
      <text:p text:style-name="Standard"><text:soft-page-break/></text:p>
      <text:p text:style-name="Standard">Changes in the recent version:</text:p>
      <text:p text:style-name="Standard"><text:a xlink:type="simple" xlink:href="http://wiki.services.openoffice.org/wiki/Feature_Freeze_Testing_2.4">http://wiki.services.openoffice.org/wiki/Feature_Freeze_Testing_2.4</text:a></text:p>
      <text:p text:style-name="Standard"/>
      <text:p text:style-name="Standard"><text:a xlink:type="simple" xlink:href="http://wiki.services.openoffice.org/wiki/New_Features_2.4">http://wiki.services.openoffice.org/wiki/New_Features_2.4</text:a></text:p>
      <text:p text:style-name="Standard"/>
      <text:p text:style-name="Standard"><text:a xlink:type="simple" xlink:href="http://www.oooninja.com/2008/03/new-features-openofficeorg-240.html">http://www.oooninja.com/2008/03/new-features-openofficeorg-240.html</text:a></text:p>
      <text:p text:style-name="Standard"/>
      <text:p text:style-name="Standard"/>
      <text:p text:style-name="Standard">You can download OxygenOffice Professional 2.4.0 from here:</text:p>
      <text:p text:style-name="Standard"><text:a xlink:type="simple" xlink:href="https://sourceforge.net/project/showfiles.php?group_id=170021">https://sourceforge.net/project/showfiles.php?group_id=170021</text:a></text:p>
      <text:p text:style-name="Standard"/>
      <text:p text:style-name="Standard">64 bit Linux version are available from here:</text:p>
      <text:p text:style-name="Standard"><text:a xlink:type="simple" xlink:href="ftp://ftp.fsn.hu/pub/oxygenoffice/">ftp://ftp.fsn.hu/pub/oxygenoffice/</text:a></text:p>
      <text:p text:style-name="Standard"/>
      <text:p text:style-name="Standard"/>
      <text:p text:style-name="Standard">Available language versions:</text:p>
      <text:p text:style-name="Standard">Hungarian (HU), English (en-US), German (DE), Italian (IT), French (FR), Turkish (TR), Georgian (KA), Finnish (FI), Spanish (ES), Portugal (Brazilian) (pt-BR), Dutch (NL) and Polish (PL), Swedish (SV), Japanese (JP), Chinese (zh-CN), Czech (cs)</text:p>
      <text:p text:style-name="Standard"/>
      <text:p text:style-name="Standard">Supported platforms:</text:p>
      <text:p text:style-name="Standard">Linux 32 bit (RPM and DEB), Linux 64 bit (DEB and RPM) and Windows 32 bit</text:p>
      <text:p text:style-name="Standard"/>
      <text:p text:style-name="Standard">The modified source code can be downloaded here via SVN:</text:p>
      <text:p text:style-name="Standard"><text:a xlink:type="simple" xlink:href="https://sourceforge.net/svn/?group_id=170021">https://sourceforge.net/svn/?group_id=170021</text:a></text:p>
      <text:p text:style-name="Standard"/>
      <text:p text:style-name="Standard">We are looking for supporters! Please contribute to our project in these areas: templates, cliparts, fonts, music, effects, documentation, wiki pages, bugfixing, developing, file mirroring, etc. Also you can donate our project with money:</text:p>
      <text:p text:style-name="Standard"><text:a xlink:type="simple" xlink:href="http://sourceforge.net/project/project_donations.php?group_id=170021">http://sourceforge.net/project/project_donations.php?group_id=170021</text:a></text:p>
      <text:p text:style-name="Standard"/>
      <text:p text:style-name="Standard">* - It is Always BETA: However OxygenOffice Professional based on source code of <text:s/>OpenOffice.org it may be not so stable and robust as OpenOffice.org. If you found problem please check it also on Openoffice.org.</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StarSymbol" svg:font-family="StarSymbol"/>
    <style:font-face style:name="Times" svg:font-family="Times"/>
    <style:font-face style:name="Courier New" svg:font-family="'Courier New'" style:font-family-generic="modern" style:font-pitch="fixed"/>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initial-creator>AgentK</meta:initial-creator>
    <meta:creation-date>2007-04-29T07:14:07</meta:creation-date>
    <dc:creator>Szalai Kálmán</dc:creator>
    <dc:date>2008-04-30T07:01:13</dc:date>
    <meta:editing-cycles>35</meta:editing-cycles>
    <meta:editing-duration>PT4H9M57S</meta:editing-duration>
    <meta:user-defined meta:name="Info 1"/>
    <meta:user-defined meta:name="Info 2"/>
    <meta:user-defined meta:name="Info 3"/>
    <meta:user-defined meta:name="Info 4"/>
    <meta:document-statistic meta:table-count="0" meta:image-count="0" meta:object-count="0" meta:page-count="2" meta:paragraph-count="37" meta:word-count="581" meta:character-count="3995"/>
  </office:meta>
</office:document-meta>
</file>